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ndowAspect.prepareConfiguration( Parameters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ndowAspect.toSAX( RendererAspectContext context , Layout layout , PortalService service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